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5.265cm" fo:margin-right="0cm" fo:text-indent="0cm" style:auto-text-indent="fals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name="Inicio" draw:style-name="gr1" draw:text-style-name="P2" svg:width="5.372cm" svg:height="1.35cm" svg:x="4.219cm" svg:y="0.12cm"><text:p text:style-name="P2">Inicio</text:p><text:p text:style-name="P2"/></draw:rect><draw:rect text:anchor-type="paragraph" draw:z-index="1" draw:name="Inicio" draw:style-name="gr1" draw:text-style-name="P2" svg:width="5.372cm" svg:height="1.35cm" svg:x="4.219cm" svg:y="2.76cm"><text:p text:style-name="P2">Recepción</text:p><text:p text:style-name="P2"/></draw:rect><draw:rect text:anchor-type="paragraph" draw:z-index="2" draw:name="Inicio" draw:style-name="gr1" draw:text-style-name="P2" svg:width="5.372cm" svg:height="1.35cm" svg:x="4.219cm" svg:y="5.433cm"><text:p text:style-name="P2">Comprobar Funcionamiento</text:p><text:p text:style-name="P2"><text:s/></text:p></draw:rect><draw:rect text:anchor-type="paragraph" draw:z-index="3" draw:name="Inicio" draw:style-name="gr1" draw:text-style-name="P2" svg:width="5.372cm" svg:height="1.35cm" svg:x="4.219cm" svg:y="11.19cm"><text:p text:style-name="P2">Apertura Carcasa</text:p><text:p text:style-name="P2"/></draw:rect><draw:rect text:anchor-type="paragraph" draw:z-index="4" draw:name="Inicio" draw:style-name="gr1" draw:text-style-name="P2" svg:width="5.372cm" svg:height="1.35cm" svg:x="4.219cm" svg:y="8.391cm"><text:p text:style-name="P2">Indentificar Elementos</text:p></draw:rect><draw:rect text:anchor-type="paragraph" draw:z-index="5" draw:name="Inicio" draw:style-name="gr1" draw:text-style-name="P2" svg:width="5.372cm" svg:height="1.35cm" svg:x="4.217cm" svg:y="17.186cm"><text:p text:style-name="P2">Despiece Elementos</text:p></draw:rect><draw:rect text:anchor-type="paragraph" draw:z-index="6" draw:name="Inicio" draw:style-name="gr1" draw:text-style-name="P3" svg:width="5.374cm" svg:height="1.352cm" svg:x="4.217cm" svg:y="14.016cm"><text:p text:style-name="P2"><text:span text:style-name="T1">Reseteo Bios</text:span></text:p></draw:rect><draw:rect text:anchor-type="paragraph" draw:z-index="7" draw:name="Inicio" draw:style-name="gr1" draw:text-style-name="P2" svg:width="5.372cm" svg:height="1.35cm" svg:x="4.217cm" svg:y="20.535cm"><text:p text:style-name="P2">Almacenaje</text:p></draw:rect><draw:rect text:anchor-type="paragraph" draw:z-index="8" draw:name="Inicio" draw:style-name="gr1" draw:text-style-name="P2" svg:width="5.372cm" svg:height="1.35cm" svg:x="4.217cm" svg:y="23.885cm"><text:p text:style-name="P2">Fin</text:p></draw:rect><draw:rect text:anchor-type="paragraph" draw:z-index="9" draw:name="Inicio" draw:style-name="gr1" draw:text-style-name="P2" svg:width="5.372cm" svg:height="1.35cm" svg:x="11.354cm" svg:y="5.539cm"><text:p text:style-name="P2">Identificar Elemento Dañado</text:p></draw:rect><draw:custom-shape text:anchor-type="paragraph" draw:z-index="10" draw:style-name="gr2" svg:width="1.456cm" svg:height="1.244cm" svg:x="6.251cm" svg:y="1.51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style-name="gr2" svg:width="1.456cm" svg:height="1.244cm" svg:x="6.172cm" svg:y="4.1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style-name="gr2" svg:width="1.456cm" svg:height="1.609cm" svg:x="6.145cm" svg:y="6.78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style-name="gr2" svg:width="1.456cm" svg:height="1.451cm" svg:x="6.114cm" svg:y="9.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style-name="gr2" svg:width="1.456cm" svg:height="1.361cm" svg:x="6.092cm" svg:y="12.53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style-name="gr2" svg:width="1.456cm" svg:height="1.694cm" svg:x="6.225cm" svg:y="15.4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style-name="gr2" svg:width="1.456cm" svg:height="2.001cm" svg:x="6.172cm" svg:y="18.53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style-name="gr2" svg:width="1.456cm" svg:height="2.001cm" svg:x="6.172cm" svg:y="21.88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style-name="gr2" svg:width="1.765cm" svg:height="0.803cm" svg:x="9.59cm" svg:y="5.9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9" draw:style-name="gr3" draw:text-style-name="P2" svg:x1="13.732cm" svg:y1="6.888cm" svg:x2="13.674cm" svg:y2="21.2cm"><text:p/></draw:line><draw:line text:anchor-type="paragraph" draw:z-index="20" draw:style-name="gr3" draw:text-style-name="P2" svg:x1="9.589cm" svg:y1="21.26cm" svg:x2="13.674cm" svg:y2="21.2cm"><text:p/></draw:line><draw:line text:anchor-type="paragraph" draw:z-index="21" draw:style-name="gr3" draw:text-style-name="P2" svg:x1="4.219cm" svg:y1="9.063cm" svg:x2="1.032cm" svg:y2="9.063cm"><text:p/></draw:line><draw:line text:anchor-type="paragraph" draw:z-index="22" draw:style-name="gr3" draw:text-style-name="P2" svg:x1="4.217cm" svg:y1="21.089cm" svg:x2="1.03cm" svg:y2="21.089cm"><text:p/></draw:line><draw:line text:anchor-type="paragraph" draw:z-index="23" draw:style-name="gr3" draw:text-style-name="P2" svg:x1="1.032cm" svg:y1="9.063cm" svg:x2="1.09cm" svg:y2="21.089cm"><text:p/></draw:line><draw:frame text:anchor-type="paragraph" draw:z-index="24" draw:style-name="gr4" svg:width="1.793cm" svg:height="0.976cm" svg:x="4.353cm" svg:y="7.288cm"><draw:text-box><text:p>Elemento superior</text:p></draw:text-box></draw:frame><draw:frame text:anchor-type="paragraph" draw:z-index="25" draw:style-name="gr5" svg:width="0.53cm" svg:height="0.489cm" svg:x="7.911cm" svg:y="10.081cm"><draw:text-box><text:p>si</text:p></draw:text-box></draw:frame><draw:frame text:anchor-type="paragraph" draw:z-index="26" draw:style-name="gr6" svg:width="0.618cm" svg:height="0.676cm" svg:x="0.415cm" svg:y="10.552cm"><draw:text-box><text:p>n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Cid</meta:initial-creator>
    <meta:creation-date>2013-10-21T17:46:37.43</meta:creation-date>
    <meta:document-statistic meta:table-count="0" meta:image-count="0" meta:object-count="0" meta:page-count="1" meta:paragraph-count="0" meta:word-count="0" meta:character-count="0"/>
    <dc:date>2013-10-21T18:19:37.94</dc:date>
    <dc:creator>Manuel Cid</dc:creator>
    <meta:editing-duration>PT2M32S</meta:editing-duration>
    <meta:editing-cycles>1</meta:editing-cycles>
    <meta:generator>OpenOffice/4.0.0$Win32 OpenOffice.org_project/400m3$Build-9702</meta:generator>
  </office:meta>
</office:document-meta>
</file>